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6370000068800664E86BDCCDA7F.png" manifest:media-type="image/png"/>
  <manifest:file-entry manifest:full-path="Pictures/10000000000006370000068899504F41659E36FC.png" manifest:media-type="image/png"/>
  <manifest:file-entry manifest:full-path="Pictures/1000000000000830000004AEB4B721657FA382AB.png" manifest:media-type="image/png"/>
  <manifest:file-entry manifest:full-path="Pictures/1000000000000637000006886793599B1C389E2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7.745cm" svg:height="10.142cm" svg:x="5.17cm" svg:y="2.811cm">
          <draw:image xlink:href="Pictures/1000000000000830000004AEB4B721657FA382AB.png" xlink:type="simple" xlink:show="embed" xlink:actuate="onLoad" loext:mime-type="image/png">
            <text:p/>
          </draw:image>
        </draw:frame>
        <draw:frame draw:style-name="gr2" draw:text-style-name="P2" draw:layer="layout" svg:width="12.8cm" svg:height="2.384cm" svg:x="6.2cm" svg:y="2.216cm">
          <draw:text-box>
            <text:p/>
            <text:p/>
            <text:p/>
          </draw:text-box>
        </draw:frame>
        <draw:frame draw:style-name="gr1" draw:text-style-name="P1" draw:layer="layout" svg:width="1.928cm" svg:height="2.026cm" svg:x="7.672cm" svg:y="2.37cm">
          <draw:image xlink:href="Pictures/1000000000000637000006886793599B1C389E23.png" xlink:type="simple" xlink:show="embed" xlink:actuate="onLoad" loext:mime-type="image/png">
            <text:p/>
          </draw:image>
        </draw:frame>
        <draw:frame draw:style-name="gr1" draw:text-style-name="P1" draw:layer="layout" svg:width="1.902cm" svg:height="2cm" svg:x="12cm" svg:y="2.4cm">
          <draw:image xlink:href="Pictures/10000000000006370000068800664E86BDCCDA7F.png" xlink:type="simple" xlink:show="embed" xlink:actuate="onLoad" loext:mime-type="image/png">
            <text:p/>
          </draw:image>
        </draw:frame>
        <draw:frame draw:style-name="gr1" draw:text-style-name="P1" draw:layer="layout" svg:width="1.899cm" svg:height="1.996cm" svg:x="16.435cm" svg:y="2.4cm">
          <draw:image xlink:href="Pictures/10000000000006370000068899504F41659E36FC.png" xlink:type="simple" xlink:show="embed" xlink:actuate="onLoad" loext:mime-type="image/png">
            <text:p/>
          </draw:image>
        </draw:frame>
        <draw:frame draw:style-name="gr3" draw:text-style-name="P4" draw:layer="layout" svg:width="1cm" svg:height="0.962cm" svg:x="18cm" svg:y="3.038cm">
          <draw:text-box>
            <text:p text:style-name="P3"><text:span text:style-name="T1">*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1-11T15:01:26.833276960</meta:creation-date>
    <dc:date>2021-01-11T15:10:01.541608642</dc:date>
    <meta:editing-duration>PT5M19S</meta:editing-duration>
    <meta:editing-cycles>2</meta:editing-cycles>
    <meta:generator>LibreOffice/6.3.5.2$Linux_X86_64 LibreOffice_project/30$Build-2</meta:generator>
    <meta:document-statistic meta:object-count="29"/>
  </office:meta>
</office:document-meta>
</file>